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Calibri" fo:font-size="10pt" officeooo:rsid="001698fa" officeooo:paragraph-rsid="001698fa" style:font-size-asian="8.75pt" style:font-size-complex="10pt"/>
    </style:style>
    <style:style style:name="P2" style:family="paragraph" style:parent-style-name="Standard">
      <style:paragraph-properties fo:line-height="115%" fo:text-align="justify" style:justify-single-word="false"/>
      <style:text-properties style:font-name="Calibri" fo:font-size="10pt" officeooo:rsid="001698fa" officeooo:paragraph-rsid="001698fa" style:font-size-asian="8.75pt" style:font-size-complex="10pt"/>
    </style:style>
    <style:style style:name="P3" style:family="paragraph" style:parent-style-name="Standard">
      <style:paragraph-properties fo:line-height="115%" fo:text-align="justify" style:justify-single-word="false"/>
      <style:text-properties style:font-name="Calibri" fo:font-size="10pt" officeooo:rsid="001698fa" officeooo:paragraph-rsid="0020adcc" style:font-size-asian="8.75pt" style:font-size-complex="10pt"/>
    </style:style>
    <style:style style:name="P4" style:family="paragraph" style:parent-style-name="Standard">
      <style:paragraph-properties fo:line-height="115%" fo:text-align="justify" style:justify-single-word="false"/>
      <style:text-properties style:font-name="Calibri" fo:font-size="10pt" officeooo:rsid="001698fa" officeooo:paragraph-rsid="0027f0c6" style:font-size-asian="8.75pt" style:font-size-complex="10pt"/>
    </style:style>
    <style:style style:name="P5" style:family="paragraph" style:parent-style-name="Standard">
      <style:paragraph-properties fo:line-height="115%" fo:text-align="justify" style:justify-single-word="false"/>
      <style:text-properties style:font-name="Calibri" fo:font-size="10pt" officeooo:rsid="001c149d" officeooo:paragraph-rsid="001c149d" style:font-size-asian="8.75pt" style:font-size-complex="10pt"/>
    </style:style>
    <style:style style:name="P6" style:family="paragraph" style:parent-style-name="Standard">
      <style:paragraph-properties fo:line-height="115%" fo:text-align="justify" style:justify-single-word="false"/>
      <style:text-properties style:font-name="Calibri" fo:font-size="10pt" officeooo:rsid="0027cb91" officeooo:paragraph-rsid="0027f0c6" style:font-size-asian="8.75pt" style:font-size-complex="10pt"/>
    </style:style>
    <style:style style:name="T1" style:family="text">
      <style:text-properties officeooo:rsid="00171059"/>
    </style:style>
    <style:style style:name="T2" style:family="text">
      <style:text-properties officeooo:rsid="001df8d9"/>
    </style:style>
    <style:style style:name="T3" style:family="text">
      <style:text-properties officeooo:rsid="0027cb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Aluno:</text:span> Miller Raycell Monteiro Correia</text:p>
      <text:p text:style-name="P1">ARTEFATO I – A</text:p>
      <text:p text:style-name="P1"/>
      <text:p text:style-name="P2"><text:tab/>O sistema desenvolvido é um sistema de <text:span text:style-name="T1">gerência de um escritório de advocacia, o sistema possuirá funcionalidades relacionadas ao cadastro e edição, remoção de clientes, advogados, estagiários, gerente dos processos relacionado a cada advogado, relacionando com os respectivos clientes associados e gerenciando os prazos de cada processo de acordo com a sua transição pelas vias legais, o sistema deve armazenar os valores relativos a cada processo, demonstrando dessa forma o débito de cada cliente. O sistema deve ser simples de ser usado, deverá rodar em uma plataforma web, o SGBD utilizado para a criação do mesmo será o Postresql.</text:span></text:p>
      <text:p text:style-name="P2"/>
      <text:p text:style-name="P2"><text:tab/><text:span text:style-name="T2">O banco de dados <text:s/>possuirá uma tabela para gerência dos clientes, no sistema o cliente irá ser a pessoa que está solicitando a abertura do processo, ou seja, a parte interessada no processo, não um parente que está se encaminhando para a solicitação de um processo. O cliente possuirá os seguintes atributos dentro do sistema: nome, CPF, RG, telefone, estado civil, gênero, e-mail e endereço que por fim de normalização do banco será outra tabela que terá as informações nome da rua, bairro, CEP, número da casa, complemento. Dentro do sistema o cliente irá ser citado junto com cada processo associado ao mesmo, e será criado uma tabela que representará o relacionamento entre processo e cliente.</text:span></text:p>
      <text:p text:style-name="P2"/>
      <text:p text:style-name="P3"><text:tab/><text:span text:style-name="T2">No banco haverá tabelas para controle dos funcionários, é aonde irá se irá ter a especialização, pois cada funcionário pode ser ou advogado ou um estagiário, os mesmos devem possuir acessos diferentes no sistema, cada funcionário terá como atributos: nome, CPF, RG, telefone, estado civil, gênero, e-mail, numero da conta, agencia, senha, id e endereço, que para fins de normalização será descrito em outra tabela com os atributos já citados. A tabela dos advogados terá uma especialização que será que seu identificador poderá ser adicionado na tabela que controlará os processos, e o advogado gerente terá permissão de adicionar novos advogados e estagiários, e os estagiários poderão somente cadastrar clientes e associar processos a advogados.</text:span></text:p>
      <text:p text:style-name="P3"/>
      <text:p text:style-name="P4"><text:tab/><text:span text:style-name="T3">Para o controle dos processos será criada uma tabela no banco chamada de processos, que servirá para se ter um template de como cada processo está descrito, quais as demandas, do que se trata. A tabela processo dentro do sistema terá como atributos: Descrição, tipo do processo, número do processo, status, valor da causa, data de entrada. Como pode ocorrer de se ter vários advogados em um mesmo processo foi decidido que seria criado outra tabela chamada processo_advogado, que possuirá como atributos, id do advogado, id do processo, data de entrada, dessa forma se pode ter melhor controle sobre todos os processos e dentro do sistema é pretendido se ter uma tabela com os dados dos processos em aberto, por períodos e a existência dessa tabela extra auxilia no processo de desenvolvimento.</text:span></text:p>
      <text:p text:style-name="P4"/>
      <text:p text:style-name="P6"><text:tab/>O sistema foi planejado dessa forma de acordo com o levantamento feito com um advogado que insistiu no fato de ter um sistema no qual se pudesse ter fácil acesso aos clientes, descrição dos processos, saber qual advogado está encarregado de qual processo, ter uma agenda com os prazos que tem que ser cumpridos seria de grande feitio para o mesmo, fazendo assim que se tenha um ambiente de trabalho mais organizado e conciso, evitando problemas com clientes e o bom funcionamento do escritório como um todo, como trabalho futuro para o sistema se pretende adicionar uma utilidade que faça a ponte entre o sistema de justiça com o sistema interno, fazendo dessa forma com que se tenha um acompanhamento em tempo real do andamento de cada processo. <text:s/></text:p>
      <text:p text:style-name="P3"><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9:05:34.885767762</meta:creation-date>
    <dc:date>2019-11-27T18:50:45.867106097</dc:date>
    <meta:editing-duration>PT3H36M17S</meta:editing-duration>
    <meta:editing-cycles>10</meta:editing-cycles>
    <meta:generator>LibreOffice/6.0.7.3$Linux_X86_64 LibreOffice_project/00m0$Build-3</meta:generator>
    <meta:document-statistic meta:table-count="0" meta:image-count="0" meta:object-count="0" meta:page-count="1" meta:paragraph-count="9" meta:word-count="598" meta:character-count="3681" meta:non-whitespace-character-count="3079"/>
  </office:meta>
</office:document-meta>
</file>